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 office:version="1.2">
  <office:automatic-styles>
    <style:style style:name="s1" style:family="text" style:display-name="s1">
      <style:text-properties fo:font-size="34pt" fo:font-weight="bold" fo:color="#ffffff"/>
    </style:style>
    <style:style style:name="s2" style:family="text" style:display-name="s2">
      <style:text-properties fo:font-size="18pt" fo:color="#a0a0b0"/>
    </style:style>
    <style:style style:name="s3" style:family="text" style:display-name="s3">
      <style:text-properties fo:font-size="26pt" fo:font-weight="bold" fo:color="#e94560"/>
    </style:style>
    <style:style style:name="s4" style:family="text" style:display-name="s4">
      <style:text-properties fo:font-size="15pt" fo:color="#eaeaea"/>
    </style:style>
    <style:style style:name="s5" style:family="text" style:display-name="s5">
      <style:text-properties fo:font-size="13pt" fo:color="#e94560" fo:font-family="Liberation Mono"/>
    </style:style>
    <style:style style:name="s6" style:family="text" style:display-name="s6">
      <style:text-properties fo:font-size="12pt" fo:color="#111111"/>
    </style:style>
    <style:style style:name="s7" style:family="drawing-page" style:display-name="s7">
      <style:drawing-page-properties draw:fill="solid" draw:fill-color="#1a1a2e" draw:background-size="border"/>
    </style:style>
    <style:style style:name="s8" style:family="drawing-page" style:display-name="s8">
      <style:drawing-page-properties draw:fill="solid" draw:fill-color="#16213e" draw:background-size="border"/>
    </style:style>
    <style:style style:name="s9" style:family="drawing-page" style:display-name="s9">
      <style:drawing-page-properties draw:fill="solid" draw:fill-color="#0f3460" draw:background-size="border"/>
    </style:style>
    <style:style style:name="s10" style:family="graphic" style:display-name="s10">
      <style:graphic-properties draw:stroke="none" draw:fill="none"/>
    </style:style>
  </office:automatic-styles>
  <office:body>
    <office:presentation>
      <draw:page draw:style-name="s8" draw:master-page-name="Dark">
        <draw:frame draw:style-name="s10" svg:width="23.4cm" svg:height="4.0cm" svg:x="1.0cm" svg:y="3.2cm" presentation:class="title">
          <draw:text-box>
            <text:p><text:span text:style-name="s1">Module 02</text:span></text:p>
          </draw:text-box>
        </draw:frame>
        <draw:frame draw:style-name="s10" svg:width="23.4cm" svg:height="1.6cm" svg:x="1.0cm" svg:y="7.40cm" presentation:class="subtitle">
          <draw:text-box>
            <text:p><text:span text:style-name="s2">Everyday Podman Commands   (60-90 min)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Module 02 is muscle memory. Students will type these commands hundreds of times. The goal is</text:span></text:p>
              <text:p><text:span text:style-name="s6">fluency: run, ps, logs, exec, stop, rm — and knowing when to use each. The writable-layer lab is the</text:span></text:p>
              <text:p><text:span text:style-name="s6">single most important concept in this module: data written to the container filesystem is gone when</text:span></text:p>
              <text:p><text:span text:style-name="s6">the container is removed.</text:span></text:p>
            </draw:text-box>
          </draw:frame>
        </presentation:notes>
      </draw:page>
      <draw:page draw:style-name="s7" draw:master-page-name="Dark">
        <draw:frame draw:style-name="s10" svg:width="23.4cm" svg:height="2.0cm" svg:x="1.0cm" svg:y="0.8cm" presentation:class="title">
          <draw:text-box>
            <text:p><text:span text:style-name="s3">Core Lifecycle Commands</text:span></text:p>
          </draw:text-box>
        </draw:frame>
        <draw:frame draw:style-name="s10" svg:width="23.4cm" svg:height="10.0cm" svg:x="1.0cm" svg:y="3.5cm" presentation:class="body">
          <draw:text-box>
            <text:p><text:span text:style-name="s5">podman run --rm alpine echo hello             # run and auto-remove</text:span></text:p>
            <text:p><text:span text:style-name="s5">podman run -d --name web nginx:stable         # detached, named</text:span></text:p>
            <text:p><text:span text:style-name="s5">podman ps / podman ps -a                      # list running / all</text:span></text:p>
            <text:p><text:span text:style-name="s5">podman logs web                               # app stdout/stderr</text:span></text:p>
            <text:p><text:span text:style-name="s5">podman exec -it web sh                        # shell inside container</text:span></text:p>
            <text:p><text:span text:style-name="s5">podman stop web / podman rm -f web            # stop / force remove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Emphasise --rm for ephemeral containers. Every lab should use --rm unless you specifically want to</text:span></text:p>
              <text:p><text:span text:style-name="s6">inspect the stopped state. Students who skip --rm end up with dozens of stopped containers clogging</text:span></text:p>
              <text:p><text:span text:style-name="s6">podman ps -a. podman exec -it is the single most-used debug tool. Ask: what do you do if the</text:span></text:p>
              <text:p><text:span text:style-name="s6">container has no shell? Answer: use a sidecar on the same network (Module 07) or --network</text:span></text:p>
              <text:p><text:span text:style-name="s6">container:&lt;name&gt; to share the namespace. Exit codes: podman inspect --format {{.State.ExitCode}} is</text:span></text:p>
              <text:p><text:span text:style-name="s6">how you programmatically check why a container died.</text:span></text:p>
            </draw:text-box>
          </draw:frame>
        </presentation:notes>
      </draw:page>
      <draw:page draw:style-name="s9" draw:master-page-name="Dark">
        <draw:frame draw:style-name="s10" svg:width="23.4cm" svg:height="2.0cm" svg:x="1.0cm" svg:y="0.8cm" presentation:class="title">
          <draw:text-box>
            <text:p><text:span text:style-name="s3">Lab 02: The Writable Layer Is Not Persistence</text:span></text:p>
          </draw:text-box>
        </draw:frame>
        <draw:frame draw:style-name="s10" svg:width="23.4cm" svg:height="10.0cm" svg:x="1.0cm" svg:y="3.5cm" presentation:class="body">
          <draw:text-box>
            <text:p><text:span text:style-name="s4">1.  podman run -it --name scratch alpine sh</text:span></text:p>
            <text:p><text:span text:style-name="s4">    Inside: echo hi &gt; /tmp/hello.txt &amp;&amp; exit</text:span></text:p>
            <text:p><text:span text:style-name="s4">2.  podman rm scratch</text:span></text:p>
            <text:p><text:span text:style-name="s4">3.  podman run -it --name scratch alpine sh</text:span></text:p>
            <text:p><text:span text:style-name="s4">    Inside: ls -la /tmp/hello.txt   -&gt;  file is GONE</text:span></text:p>
            <text:p><text:span text:style-name="s4">Key insight: use volumes for anything you need to keep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This lab creates a memorable aha moment. Students who have used Docker with bind mounts may already</text:span></text:p>
              <text:p><text:span text:style-name="s6">know this, but it is worth reinforcing. The correct mental model: the writable layer is scratch</text:span></text:p>
              <text:p><text:span text:style-name="s6">space for the container. It is gone when the container is gone. Follow up with the naming lab: run</text:span></text:p>
              <text:p><text:span text:style-name="s6">two containers with names a1 and a2, then try to create a third container called a1 — the error</text:span></text:p>
              <text:p><text:span text:style-name="s6">teaches why stable naming matters for scripts and automation.</text:span></text:p>
            </draw:text-box>
          </draw:frame>
        </presentation:notes>
      </draw:page>
      <draw:page draw:style-name="s7" draw:master-page-name="Dark">
        <draw:frame draw:style-name="s10" svg:width="23.4cm" svg:height="2.0cm" svg:x="1.0cm" svg:y="0.8cm" presentation:class="title">
          <draw:text-box>
            <text:p><text:span text:style-name="s3">Cleanup Commands</text:span></text:p>
          </draw:text-box>
        </draw:frame>
        <draw:frame draw:style-name="s10" svg:width="23.4cm" svg:height="10.0cm" svg:x="1.0cm" svg:y="3.5cm" presentation:class="body">
          <draw:text-box>
            <text:p><text:span text:style-name="s5">podman container prune     # remove all stopped containers</text:span></text:p>
            <text:p><text:span text:style-name="s5">podman image prune         # remove dangling images</text:span></text:p>
            <text:p><text:span text:style-name="s5">podman system df           # see disk usage at a glance</text:span></text:p>
            <text:p><text:span text:style-name="s5">podman system prune        # remove ALL unused objects — use with care</text:span></text:p>
            <text:p><text:span text:style-name="s4">Tip: know what prune will remove before running it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Production tip: add podman container prune to a weekly cron/timer to keep stopped containers from</text:span></text:p>
              <text:p><text:span text:style-name="s6">accumulating. podman system prune can delete unnamed volumes containing data you care about — always</text:span></text:p>
              <text:p><text:span text:style-name="s6">check podman volume ls first. Common interview question: how do you free up disk space from</text:span></text:p>
              <text:p><text:span text:style-name="s6">containers? Correct answer: check df first, then prune images (largest savings), then containers,</text:span></text:p>
              <text:p><text:span text:style-name="s6">and never blindly prune volumes.</text:span></text:p>
            </draw:text-box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 office:version="1.2">
  <office:styles/>
  <office:automatic-styles>
    <style:page-layout style:name="widescreen">
      <style:page-layout-properties fo:margin="0cm" fo:page-width="25.4cm" fo:page-height="14.29cm" style:print-orientation="landscape"/>
    </style:page-layout>
  </office:automatic-styles>
  <office:master-styles>
    <style:master-page style:name="Dark" style:page-layout-name="widescreen" style:display-name="Dark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 office:version="1.2">
  <office:meta>
    <meta:generator>ODFPY/1.4.1</meta:generator>
  </office:meta>
</office:document-meta>
</file>